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1000000C3677F43A04FC6823A.png" manifest:media-type="image/png"/>
  <manifest:file-entry manifest:full-path="Pictures/100000000000028500000132802E3B5637AD17AD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77cm" svg:height="6.346cm" svg:x="13.563cm" svg:y="9.005cm">
          <draw:image xlink:href="Pictures/100000000000028500000132802E3B5637AD17AD.png" xlink:type="simple" xlink:show="embed" xlink:actuate="onLoad" draw:mime-type="image/png">
            <text:p/>
          </draw:image>
        </draw:frame>
        <draw:frame draw:style-name="gr1" draw:text-style-name="P1" draw:layer="layout" svg:width="10.903cm" svg:height="4.143cm" svg:x="2.651cm" svg:y="10.017cm">
          <draw:image xlink:href="Pictures/1000000000000201000000C3677F43A04FC6823A.png" xlink:type="simple" xlink:show="embed" xlink:actuate="onLoad" draw:mime-type="image/png">
            <text:p/>
          </draw:image>
        </draw:frame>
        <draw:line draw:style-name="gr2" draw:text-style-name="P2" draw:layer="layout" svg:x1="8.366cm" svg:y1="12.811cm" svg:x2="22.844cm" svg:y2="14.71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width="0.102cm" svg:stroke-color="#ff0000" draw:marker-start-width="0.356cm" draw:marker-end-width="0.356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6T13:32:35.693446893</meta:creation-date>
    <dc:date>2022-02-16T13:42:55.753551417</dc:date>
    <meta:editing-duration>PT10S</meta:editing-duration>
    <meta:editing-cycles>1</meta:editing-cycles>
    <meta:document-statistic meta:object-count="3"/>
    <meta:generator>LibreOffice/7.2.5.2.0$Linux_X86_64 LibreOffice_project/20$Build-2</meta:generator>
  </office:meta>
</office:document-meta>
</file>